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134a0"/>
    </style:style>
    <style:style style:name="P2" style:family="paragraph" style:parent-style-name="Text_20_body">
      <style:text-properties officeooo:paragraph-rsid="0011727f"/>
    </style:style>
    <style:style style:name="P3" style:family="paragraph" style:parent-style-name="Text_20_body">
      <style:text-properties officeooo:paragraph-rsid="0012d6c9"/>
    </style:style>
    <style:style style:name="P4" style:family="paragraph" style:parent-style-name="Text_20_body">
      <style:text-properties fo:language="es" fo:country="ES"/>
    </style:style>
    <style:style style:name="P5" style:family="paragraph" style:parent-style-name="Text_20_body">
      <style:text-properties fo:language="es" fo:country="ES" officeooo:paragraph-rsid="001134a0"/>
    </style:style>
    <style:style style:name="P6" style:family="paragraph" style:parent-style-name="Text_20_body">
      <style:text-properties fo:language="es" fo:country="ES" officeooo:paragraph-rsid="0011727f"/>
    </style:style>
    <style:style style:name="P7" style:family="paragraph" style:parent-style-name="Text_20_body">
      <style:text-properties fo:language="es" fo:country="ES" officeooo:paragraph-rsid="0012d6c9"/>
    </style:style>
    <style:style style:name="P8" style:family="paragraph" style:parent-style-name="Text_20_body">
      <style:text-properties fo:language="es" fo:country="ES" officeooo:rsid="001496d4" officeooo:paragraph-rsid="001496d4"/>
    </style:style>
    <style:style style:name="P9" style:family="paragraph" style:parent-style-name="Text_20_body">
      <style:text-properties fo:language="es" fo:country="ES" officeooo:rsid="00166558" officeooo:paragraph-rsid="00166558"/>
    </style:style>
    <style:style style:name="P10" style:family="paragraph" style:parent-style-name="Text_20_body">
      <style:text-properties fo:language="es" fo:country="ES" officeooo:rsid="00177ebd" officeooo:paragraph-rsid="00177ebd"/>
    </style:style>
    <style:style style:name="T1" style:family="text">
      <style:text-properties officeooo:rsid="0012d6c9"/>
    </style:style>
    <style:style style:name="T2" style:family="text">
      <style:text-properties fo:language="es" fo:country="ES"/>
    </style:style>
    <style:style style:name="T3" style:family="text">
      <style:text-properties fo:language="es" fo:country="ES" officeooo:rsid="001134a0"/>
    </style:style>
    <style:style style:name="T4" style:family="text">
      <style:text-properties fo:language="es" fo:country="ES" officeooo:rsid="0012d6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pítulo 7: Liberación.</text:p>
      <text:p text:style-name="P4">Nos acercamos lentamente a las "favelas" de tela. El raper va adelante. Sus sensores detectan múltiples señales de vida. Débiles. Pero ahí están.</text:p>
      <text:p text:style-name="P5">("Jharls, cuántas señales detecta el raper?") </text:p>
      <text:p text:style-name="P1"><text:span text:style-name="Emphasis"><text:span text:style-name="T2">"Señor, 23 elementos no hostiles confirmados"</text:span></text:span></text:p>
      <text:p text:style-name="P4">Veo movimiento entre las telas rasgadas. Figuras encorvadas. Delgadas. Con cadenas.</text:p>
      <text:p text:style-name="P5">(Sistema, ¿recuerdas algo sobre estos esclavos?) </text:p>
      <text:p text:style-name="P5">La voz familiar responde en mi mente. </text:p>
      <text:p text:style-name="P1"><text:span text:style-name="Emphasis"><text:span text:style-name="T2">"Accediendo a memorias del anfitrión anterior"</text:span></text:span></text:p>
      <text:p text:style-name="P4">Los recuerdos llegan como avalancha. Sarg. Un hombre-toro de 50 años. Parecía de 100. Me ayudó cuando ya no podía trabajar. Compartía su comida. Su agua.</text:p>
      <text:p text:style-name="P4">Tull. Otro hombre-toro. Más joven. 35 años tal vez. También me cuidó.</text:p>
      <text:p text:style-name="P5">Ellos son la razón por la que vine aquí</text:p>
      <text:p text:style-name="P5">. </text:p>
      <text:p text:style-name="P5">. </text:p>
      <text:p text:style-name="P5">.</text:p>
      <text:p text:style-name="P5"><text:s/></text:p>
      <text:p text:style-name="P5">.</text:p>
      <text:p text:style-name="P5"><text:s/></text:p>
      <text:p text:style-name="P5">.</text:p>
      <text:p text:style-name="P5"><text:s/>.</text:p>
      <text:p text:style-name="P5"><text:s/>POV: Esclavos.</text:p>
      <text:p text:style-name="P1"><text:span text:style-name="Emphasis"><text:span text:style-name="T2">"Sarg, ¿escuchas esos pasos?"</text:span></text:span><text:span text:style-name="T2"> </text:span></text:p>
      <text:p text:style-name="P1"><text:span text:style-name="Emphasis"><text:span text:style-name="T2">"Sí, Tull. Pero no suenan como los quaguers"</text:span></text:span><text:span text:style-name="T2"> </text:span></text:p>
      <text:p text:style-name="P1"><text:span text:style-name="Emphasis"><text:span text:style-name="T2">"Ni como las botas del mayoral"</text:span></text:span></text:p>
      <text:p text:style-name="P4">Los dos hombres-toro se asoman entre los trapos. Ven figuras armadas acercándose. Pero algo es diferente. Esas armaduras. Nunca las habían visto.</text:p>
      <text:p text:style-name="P1"><text:span text:style-name="Emphasis"><text:span text:style-name="T2">"¿Soldados del barón?"</text:span></text:span><text:span text:style-name="T2"> susurra Tull. </text:span></text:p>
      <text:p text:style-name="P1"><text:span text:style-name="Emphasis"><text:span text:style-name="T2">"No lo creo, hijo. Esas armaduras son... extrañas"</text:span></text:span></text:p>
      <text:p text:style-name="P4"><text:soft-page-break/>Sarg ve al líder del grupo. Un joven humano. Descalzo. Con ropas de esclavo. Pero caminando con autoridad.</text:p>
      <text:p text:style-name="P1"><text:span text:style-name="Emphasis"><text:span text:style-name="T2">"¿Es...? No puede ser"</text:span></text:span><text:span text:style-name="T2"> murmura Sarg. </text:span><text:span text:style-name="Emphasis"><text:span text:style-name="T2">"¿Qué pasa?"</text:span></text:span><text:span text:style-name="T2"> </text:span><text:span text:style-name="Emphasis"><text:span text:style-name="T2">"Ese joven... se parece a </text:span></text:span><text:span text:style-name="Emphasis"><text:span text:style-name="T3">Giliam</text:span></text:span><text:span text:style-name="Emphasis"><text:span text:style-name="T2">"</text:span></text:span><text:span text:style-name="T2"> </text:span></text:p>
      <text:p text:style-name="P1"><text:span text:style-name="Emphasis"><text:span text:style-name="T2">"¿</text:span></text:span><text:span text:style-name="Emphasis"><text:span text:style-name="T3">Giliam</text:span></text:span><text:span text:style-name="Emphasis"><text:span text:style-name="T2">? Pero lo ejecutaron ayer"</text:span></text:span><text:span text:style-name="T2"> </text:span></text:p>
      <text:p text:style-name="P1"><text:span text:style-name="Emphasis"><text:span text:style-name="T2">"Lo sé, pero..."</text:span></text:span></text:p>
      <text:p text:style-name="P5">El grupo se detiene a 50 metros. El joven levanta la mano. Los soldados se detienen. </text:p>
      <text:p text:style-name="P5">.</text:p>
      <text:p text:style-name="P5"><text:s/>.</text:p>
      <text:p text:style-name="P5"><text:s/>.</text:p>
      <text:p text:style-name="P5"><text:s/>.</text:p>
      <text:p text:style-name="P5"><text:s/>.</text:p>
      <text:p text:style-name="P5"><text:s/>POV: MC.</text:p>
      <text:p text:style-name="P4">Los veo. Mis amigos. Los únicos que me ayudaron cuando estaba muriendo. Literalmente.</text:p>
      <text:p text:style-name="P5">("Soldados, armas abajo. Posición de descanso") </text:p>
      <text:p text:style-name="P1"><text:span text:style-name="Emphasis"><text:span text:style-name="T2">"Roger"</text:span></text:span><text:span text:style-name="T2"> responden al unísono.</text:span></text:p>
      <text:p text:style-name="P4">Camino hacia las tiendas. Solo. Mi escuadra se queda atrás. Vigilando.</text:p>
      <text:p text:style-name="P4">("Sarg? Tull?") Grito sus nombres.</text:p>
      <text:p text:style-name="P4">Veo como dos figuras salen de entre los trapos. Hombres-toro. Enormes. Pero esqueléticos. Las cadenas pesan más que ellos.</text:p>
      <text:p text:style-name="P2"><text:span text:style-name="Emphasis"><text:span text:style-name="T2">"¿</text:span></text:span><text:span text:style-name="Emphasis"><text:span text:style-name="T3">Giliam</text:span></text:span><text:span text:style-name="Emphasis"><text:span text:style-name="T2">?"</text:span></text:span><text:span text:style-name="T2"> grita Sarg con voz quebrada. </text:span><text:span text:style-name="Emphasis"><text:span text:style-name="T2">"¿Eres tú, muchacho?"</text:span></text:span></text:p>
      <text:p text:style-name="P4">("Sí, soy yo") Miento. Técnicamente. Pero estos recuerdos se sienten reales. El afecto es real.</text:p>
      <text:p text:style-name="P4">Corro hacia ellos. Sarg me abraza. Sus cadenas suenan. Frías contra mi piel.</text:p>
      <text:p text:style-name="P2"><text:span text:style-name="Emphasis"><text:span text:style-name="T2">"Pensamos que habías muerto, hijo"</text:span></text:span><text:span text:style-name="T2"> </text:span></text:p>
      <text:p text:style-name="P2"><text:span text:style-name="Emphasis"><text:span text:style-name="T2">"Te ejecutaron ayer"</text:span></text:span><text:span text:style-name="T2"> dice Tull.</text:span></text:p>
      <text:p text:style-name="P4">("Fue... complicado. Pero estoy aquí") ("Y vine por ustedes")</text:p>
      <text:p text:style-name="P2"><text:span text:style-name="T2">Los ojos de Sarg se llenan de lágrimas. </text:span><text:span text:style-name="Emphasis"><text:span text:style-name="T2">"¿Por nosotros?"</text:span></text:span><text:span text:style-name="T2"> </text:span><text:span text:style-name="Emphasis"><text:span text:style-name="T2">"Somos solo esclavos viejos, </text:span></text:span><text:span text:style-name="Emphasis"><text:span text:style-name="T3">Giliam</text:span></text:span><text:span text:style-name="Emphasis"><text:span text:style-name="T2">"</text:span></text:span></text:p>
      <text:p text:style-name="P2"><text:span text:style-name="T2">("No. Son mi familia") Los recuerdos del anterior </text:span><text:span text:style-name="Emphasis"><text:span text:style-name="T3">Giliam</text:span></text:span><text:span text:style-name="T2"> me inundan. Estos seres me cuidaron. Me alimentaron. Me consolaron.</text:span></text:p>
      <text:p text:style-name="Text_20_body"><text:span text:style-name="T2">("Jharls!") El sargento se acerca corriendo. </text:span><text:span text:style-name="Emphasis"><text:span text:style-name="T2">"Señor"</text:span></text:span></text:p>
      <text:p text:style-name="P6">("¿Pueden romper esas cadenas?")</text:p>
      <text:p text:style-name="P2"><text:soft-page-break/><text:span text:style-name="T2"><text:s/></text:span><text:span text:style-name="Emphasis"><text:span text:style-name="T2">"Por supuesto, señor"</text:span></text:span></text:p>
      <text:p text:style-name="P6">Jharls saca un pequeño dispositivo. Un cortador láser. Apunta a las cadenas de Sarg. </text:p>
      <text:p text:style-name="P6">.</text:p>
      <text:p text:style-name="P6"><text:s/>.</text:p>
      <text:p text:style-name="P6"><text:s/>.</text:p>
      <text:p text:style-name="P6"><text:s/>.</text:p>
      <text:p text:style-name="P6"><text:s/>.</text:p>
      <text:p text:style-name="P6"><text:s/>POV: Sarg.</text:p>
      <text:p text:style-name="P4">El soldado extraño apunta algo a mis grilletes. Una luz roja sale del objeto. Las cadenas se cortan como mantequilla. Sin calor. Sin dolor.</text:p>
      <text:p text:style-name="P4">Mis muñecas sangran. Décadas de cadenas. Pero soy libre.</text:p>
      <text:p text:style-name="Text_20_body"><text:span text:style-name="Emphasis"><text:span text:style-name="T2">"¿Cómo es posible?"</text:span></text:span><text:span text:style-name="T2"> susurro.</text:span></text:p>
      <text:p text:style-name="P2"><text:span text:style-name="Emphasis"><text:span text:style-name="T3">Giliam</text:span></text:span><text:span text:style-name="T2"> sonríe. </text:span><text:span text:style-name="Emphasis"><text:span text:style-name="T2">"Te dije que era complicado"</text:span></text:span></text:p>
      <text:p text:style-name="P4">El soldado corta las cadenas de Tull. Luego se dirige a los otros esclavos. Todos salen de sus refugios. 21 más. Hombres. Mujeres. Niños.</text:p>
      <text:p text:style-name="P4">Todos esqueléticos. Todos encadenados. Todos asustados.</text:p>
      <text:p text:style-name="P2"><text:span text:style-name="T2">Pero </text:span><text:span text:style-name="Emphasis"><text:span text:style-name="T3">Giliam</text:span></text:span><text:span text:style-name="T2"> les habla. Con voz suave. </text:span><text:span text:style-name="Emphasis"><text:span text:style-name="T2">"Soy </text:span></text:span><text:span text:style-name="Emphasis"><text:span text:style-name="T3">Giliam</text:span></text:span><text:span text:style-name="Emphasis"><text:span text:style-name="T2"> Vengo a liberarlos"</text:span></text:span><text:span text:style-name="T2"> </text:span><text:span text:style-name="Emphasis"><text:span text:style-name="T2">"Estos soldados están conmigo"</text:span></text:span><text:span text:style-name="T2"> </text:span><text:span text:style-name="Emphasis"><text:span text:style-name="T2">"Nadie los lastimará nunca más"</text:span></text:span></text:p>
      <text:p text:style-name="P4">Los niños lloran. Las madres también. Los hombres tiemblan.</text:p>
      <text:p text:style-name="P6">¿Será real? ¿O es un sueño antes de morir? </text:p>
      <text:p text:style-name="P6">.</text:p>
      <text:p text:style-name="P6"><text:s/>.</text:p>
      <text:p text:style-name="P6"><text:s/>.</text:p>
      <text:p text:style-name="P6"><text:s/>.</text:p>
      <text:p text:style-name="P6"><text:s/>.</text:p>
      <text:p text:style-name="P6"><text:s/>POV: MC.</text:p>
      <text:p text:style-name="P4">Veo sus caras. Esperanza mezclada con terror. Han sufrido tanto. Que no pueden creer en la libertad.</text:p>
      <text:p text:style-name="Text_20_body"><text:span text:style-name="T2">("Jharls, necesito suministros médicos") </text:span><text:span text:style-name="Emphasis"><text:span text:style-name="T2">"Señor, </text:span></text:span><text:span text:style-name="Emphasis"><text:span text:style-name="T4">no traemos con nosotros, solo las tenientes médicas lo traen</text:span></text:span><text:span text:style-name="Emphasis"><text:span text:style-name="T2">?"</text:span></text:span></text:p>
      <text:p text:style-name="P4">Ah, cierto. Los médicos de StarCraft.</text:p>
      <text:p text:style-name="P4"><text:soft-page-break/>("Sistema") La luz me rodea. Estoy en la habitación blanca.</text:p>
      <text:p text:style-name="Text_20_body"><text:span text:style-name="Emphasis"><text:span text:style-name="T2">"¿Desea convocar unidades médicas?"</text:span></text:span><text:span text:style-name="T2"> ("Sí, necesito 5 médicos")</text:span></text:p>
      <text:p text:style-name="P4">Selecciono las unidades. Los médicos aparecen en pantalla. Con sus trajes blancos. Sus kits médicos.</text:p>
      <text:p text:style-name="P4">("Salir")</text:p>
      <text:p text:style-name="P4">Aparezco con los 5 médicos. Sus armaduras blancas brillan. Llevan equipos médicos avanzados.</text:p>
      <text:p text:style-name="P3"><text:span text:style-name="Emphasis"><text:span text:style-name="T2">"Médicos desplegados, señor"</text:span></text:span><text:span text:style-name="T2"> dice un</text:span><text:span text:style-name="T4">a, con voz coqueta, su armadura blanca, con curzes naranjas delumbra, y su rostro visible, diablos son unas bellesas</text:span><text:span text:style-name="T2">.</text:span></text:p>
      <text:p text:style-name="P3"><text:span text:style-name="T2"><text:s/></text:span><text:span text:style-name="Emphasis"><text:span text:style-name="T2">"¿Dónde están los heridos?"</text:span></text:span></text:p>
      <text:p text:style-name="P4">Señalo a los esclavos liberados. ("Todos necesitan atención médica") ("Malnutrición severa, heridas infectadas, traumas")</text:p>
      <text:p text:style-name="P4">Los médicos se dispersan inmediatamente. Sacan sus equipos. Scanners médicos. Stimpacks modificados. Sueros nutritivos.</text:p>
      <text:p text:style-name="Text_20_body"><text:span text:style-name="Emphasis"><text:span text:style-name="T2">"¡Por todos los cielos!"</text:span></text:span><text:span text:style-name="T2"> exclama un</text:span><text:span text:style-name="T4">a</text:span><text:span text:style-name="T2"> médico. </text:span><text:span text:style-name="Emphasis"><text:span text:style-name="T2">"¿Qué les hicieron a estas personas?"</text:span></text:span></text:p>
      <text:p text:style-name="P4">("Esclavitud"_ respondo simplemente.<text:span text:style-name="T1">)</text:span></text:p>
      <text:p text:style-name="P3"><text:span text:style-name="T2">El médico asiente. Su expresión se endurece. </text:span><text:span text:style-name="Emphasis"><text:span text:style-name="T2">"Entendido, señor"</text:span></text:span><text:span text:style-name="T2"> </text:span><text:span text:style-name="Emphasis"><text:span text:style-name="T2">"Los estabilizaremos"</text:span></text:span><text:span text:style-name="T2"> .</text:span></text:p>
      <text:p text:style-name="P7"><text:s/>.</text:p>
      <text:p text:style-name="P7"><text:s/>.</text:p>
      <text:p text:style-name="P7"><text:s/>.</text:p>
      <text:p text:style-name="P7"><text:s/>.</text:p>
      <text:p text:style-name="P7"><text:s/>POV: Tull.</text:p>
      <text:p text:style-name="P3"><text:span text:style-name="T2">Uno de los soldados blancos se acerca a mí. Habla extraño. Como </text:span><text:span text:style-name="Emphasis"><text:span text:style-name="T3">Giliam </text:span></text:span><text:span text:style-name="T2">ahora.</text:span></text:p>
      <text:p text:style-name="Text_20_body"><text:span text:style-name="Emphasis"><text:span text:style-name="T2">"Permíteme examinarte"</text:span></text:span><text:span text:style-name="T2"> dice. Saca un objeto que emite luz azul. Lo pasa sobre mi cuerpo.</text:span></text:p>
      <text:p text:style-name="P4">Hace sonidos extraños. Bip, bip, bip.</text:p>
      <text:p text:style-name="Text_20_body"><text:span text:style-name="Emphasis"><text:span text:style-name="T2">"Malnutrición severa"</text:span></text:span><text:span text:style-name="T2"> murmura. </text:span><text:span text:style-name="Emphasis"><text:span text:style-name="T2">"Anemia crítica"</text:span></text:span><text:span text:style-name="T2"> </text:span><text:span text:style-name="Emphasis"><text:span text:style-name="T2">"Múltiples fracturas mal curadas"</text:span></text:span></text:p>
      <text:p text:style-name="P4">Saca un <text:span text:style-name="T1">artilugio, desconocido, pero veo que es de vidrio, debe de ser muy valioso</text:span>. Transparente. Con líquido verde.</text:p>
      <text:p text:style-name="Text_20_body"><text:span text:style-name="Emphasis"><text:span text:style-name="T2">"Esto te ayudará"</text:span></text:span><text:span text:style-name="T2"> </text:span><text:span text:style-name="T4">Dice, mientras “apuñala” mi brazo, pensé que dolería, pero no lo hace, aunque si sineto que hormiguea un poco cuando el liquido verde entra poco a poco en mis venas.</text:span></text:p>
      <text:p text:style-name="P4">Inmediatamente siento energía. Como si hubiera comido. Por primera vez en años. Me siento... fuerte.</text:p>
      <text:p text:style-name="P3"><text:span text:style-name="Emphasis"><text:span text:style-name="T2">"¿Qué era eso?"</text:span></text:span><text:span text:style-name="T2"> pregunto asombrado. </text:span></text:p>
      <text:p text:style-name="P3"><text:soft-page-break/><text:span text:style-name="Emphasis"><text:span text:style-name="T2">"Suero nutritivo concentrado"</text:span></text:span><text:span text:style-name="T2"> responde. </text:span></text:p>
      <text:p text:style-name="P3"><text:span text:style-name="Emphasis"><text:span text:style-name="T2">"Equivale a una semana de comida"</text:span></text:span></text:p>
      <text:p text:style-name="P4">Miro a los otros esclavos. Todos están <text:span text:style-name="T1">siendo atendidos por estos “ángeles”</text:span>. Los niños dejan de llorar. Las madres sonríen.</text:p>
      <text:p text:style-name="P7">Por primera vez en décadas. Sonríen. </text:p>
      <text:p text:style-name="P7">.</text:p>
      <text:p text:style-name="P7"><text:s/>.</text:p>
      <text:p text:style-name="P7"><text:s/>.</text:p>
      <text:p text:style-name="P7"><text:s/>.</text:p>
      <text:p text:style-name="P7"><text:s/>.</text:p>
      <text:p text:style-name="P7"><text:s/>POV: MC.</text:p>
      <text:p text:style-name="P4">Los médicos trabajan eficientemente. En 30 minutos. Todos los esclavos están estabilizados. Alimentados. Sus heridas tratadas.</text:p>
      <text:p text:style-name="P7">("¿Cuál es su veredicto, doctor<text:span text:style-name="T1">a</text:span>?")</text:p>
      <text:p text:style-name="P3"><text:span text:style-name="T2"><text:s/></text:span><text:span text:style-name="Emphasis"><text:span text:style-name="T2">"Señor, todos sobrevivirán"</text:span></text:span><text:span text:style-name="T2"> responde el médico jefe. </text:span></text:p>
      <text:p text:style-name="P3"><text:span text:style-name="Emphasis"><text:span text:style-name="T2">"Pero necesitan cuidados continuos"</text:span></text:span><text:span text:style-name="T2"> </text:span></text:p>
      <text:p text:style-name="P3"><text:span text:style-name="Emphasis"><text:span text:style-name="T2">"Al menos una semana de recuperación"</text:span></text:span></text:p>
      <text:p text:style-name="P4">("Entendido")</text:p>
      <text:p text:style-name="P4">Me acerco a Sarg y Tull. Ahora se ven mejor. Más fuertes. El tratamiento funciona rápido.</text:p>
      <text:p text:style-name="P4">("Escuchen, todos") Los ex-esclavos me miran. ("Ahora son libres") ("Pero necesito que me ayuden a entender algo")</text:p>
      <text:p text:style-name="Text_20_body"><text:span text:style-name="T2">Sarg asiente. </text:span><text:span text:style-name="Emphasis"><text:span text:style-name="T2">"Lo que necesites, hijo"</text:span></text:span></text:p>
      <text:p text:style-name="P7">("¿Conoce<text:span text:style-name="T1">n la ubicación de las otras minas, en la baronía de esa basura de “Lord”</text:span>?") </text:p>
      <text:p text:style-name="P7"/>
      <text:p text:style-name="P7">Una mujer mayor se acerca. </text:p>
      <text:p text:style-name="P3"><text:span text:style-name="Emphasis"><text:span text:style-name="T2">"Sí, hay tres minas más, </text:span></text:span><text:span text:style-name="Emphasis"><text:span text:style-name="T4">en el feudo, dos subterráneas como esta, y una en la ladera de una montaña</text:span></text:span><text:span text:style-name="Emphasis"><text:span text:style-name="T2">"</text:span></text:span><text:span text:style-name="T2"> </text:span><text:span text:style-name="Emphasis"><text:span text:style-name="T2">"</text:span></text:span><text:span text:style-name="Emphasis"><text:span text:style-name="T4">De donde sacan el oro, para sus arcas, y hierro para todas las demás necesidades, yo fui administradora de una, ...</text:span></text:span><text:span text:style-name="Emphasis"><text:span text:style-name="T2">"</text:span></text:span><text:span text:style-name="T2"> </text:span><text:span text:style-name="Emphasis"><text:span text:style-name="T4">contrario a lo que uno pensaría los otros esclavos no la miran con odio, lleva con ellos 20 años, aunque yo no lo sabia o no lo recuerdo bien. </text:span></text:span></text:p>
      <text:p text:style-name="P3"><text:span text:style-name="Emphasis"><text:span text:style-name="T4">Supongo que nunca hablamos mucho.</text:span></text:span></text:p>
      <text:p text:style-name="P8"><text:soft-page-break/>La anciana continua. “Bueno, al menos eran otras tres, antes de que me condenaran a la esclavitud … pero no se si el barón abrió otras”</text:p>
      <text:p text:style-name="P8">(“No importa, eso es suficiente, obtendremos más información en el transcurso de la liberación de nuestros hermanos”). Digo, usando discursos de asociación de masas … algo se tiene que aprender de leer el manifiesto comunista … solo digo.</text:p>
      <text:p text:style-name="P9">Veo como Sarg y los demás esclavos asienten, con un brillo en sus ojos, uno pensaría que no tendrían voluntad después de años de esclavitud, pero eran demihumanos, no humanos con psiquis mas débiles, por tanto aguantaron mas los abusos sin romperse … y los 6-8 humanos que habían, pues, no sobrevivimos mucho aquí, como para llegar a quebrarnos, al contrario.</text:p>
      <text:p text:style-name="P10">(“Jhars, prepara la escuadra, saldremos de la mina a la superficie, en unos 10 minutos, envía al raper, a una misión de recon, si encuentra resistencia, se retira , disparando al enemigo pero en retirada, esta claro”)</text:p>
      <text:p text:style-name="P10">“Roger”. Escucho la voz de tanto mi sargento como el raper. Y este sale a su misión de inmediato. Parece que le hable a Jhars de manera innecesaria pero siempre es bueno respetar la cadena de mando.</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6" meta:paragraph-count="132" meta:word-count="1247" meta:character-count="7710" meta:non-whitespace-character-count="6538"/>
  </office:meta>
</office:document-meta>
</file>